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2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draw:fill="none" fo:min-height="9.441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8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9.401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3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3.362cm"/>
    </style:style>
    <style:style style:name="ro2" style:family="table-row">
      <style:table-row-properties style:row-height="3.365cm"/>
    </style:style>
    <style:style style:name="ce1" style:family="table-cell">
      <loext:graphic-properties draw:fill-color="#ffff99" draw:textarea-vertical-align="middle"/>
      <style:paragraph-properties fo:text-align="center"/>
    </style:style>
    <style:style style:name="ce2" style:family="table-cell">
      <loext:graphic-properties draw:fill-color="#ffcc00" draw:textarea-vertical-align="middle"/>
      <style:paragraph-properties fo:text-align="center"/>
    </style:style>
    <style:style style:name="ce3" style:family="table-cell">
      <loext:graphic-properties draw:fill-color="#99ffff" draw:textarea-vertical-align="middle"/>
      <style:paragraph-properties fo:text-align="center"/>
    </style:style>
    <style:style style:name="ce4" style:family="table-cell">
      <loext:graphic-properties draw:fill-color="#9999ff" draw:textarea-vertical-align="middle"/>
      <style:paragraph-properties fo:text-align="center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Cha</text:span><text:span text:style-name="T1">pte</text:span><text:span text:style-name="T1">r 5 </text:span><text:span text:style-name="T1">Rev</text:span><text:span text:style-name="T1">iew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</text:span><text:span text:style-name="T2">last updated </text:span><text:span text:style-name="T2"><text:date style:data-style-name="D5" text:date-value="2018-01-25">Jan 25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asdf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3">1. </text:span><text:span text:style-name="T3">Struct</text:span><text:span text:style-name="T3">ures </text:span><text:span text:style-name="T3">and </text:span><text:span text:style-name="T3">Form</text:span><text:span text:style-name="T3">uals</text:span></text:p>
            <text:p text:style-name="P2"><text:span text:style-name="T3"/></text:p>
            <text:p text:style-name="P2"><text:span text:style-name="T3">2. </text:span><text:span text:style-name="T3">Identi</text:span><text:span text:style-name="T3">fying </text:span><text:span text:style-name="T3">Struct</text:span><text:span text:style-name="T3">ures</text:span></text:p>
            <text:p text:style-name="P2"><text:span text:style-name="T5"/></text:p>
            <text:p text:style-name="P2"><text:span text:style-name="T3">3. </text:span><text:span text:style-name="T3">Rules</text:span></text:p>
            <text:p text:style-name="P2"><text:span text:style-name="T5"/></text:p>
            <text:p text:style-name="P2"><text:span text:style-name="T3">4. </text:span><text:span text:style-name="T3">Worki</text:span><text:span text:style-name="T3">ng </text:span><text:span text:style-name="T3">throu</text:span><text:span text:style-name="T3">gh </text:span><text:span text:style-name="T3">probl</text:span><text:span text:style-name="T3">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Str</text:span><text:span text:style-name="T6">uct</text:span><text:span text:style-name="T6">ure</text:span><text:span text:style-name="T6">s </text:span><text:span text:style-name="T6">an</text:span><text:span text:style-name="T6">d</text:span><text:span text:style-name="T6"><text:line-break/></text:span><text:span text:style-name="T6">For</text:span><text:span text:style-name="T6">mu</text:span><text:span text:style-name="T6">l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Struc</text:span><text:span text:style-name="T4">tures </text:span><text:span text:style-name="T4">and </text:span><text:span text:style-name="T4">Formu</text:span><text:span text:style-name="T4">la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7">Remembe</text:span><text:span text:style-name="T7">r that </text:span><text:span text:style-name="T7">there are </text:span><text:span text:style-name="T7">four types </text:span><text:span text:style-name="T7">of </text:span><text:span text:style-name="T7">structures </text:span><text:span text:style-name="T7">we cover </text:span><text:span text:style-name="T7">in this </text:span><text:span text:style-name="T7">chapter in </text:span><text:span text:style-name="T7">the clas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2"><text:span text:style-name="T10"/></text:p>
            <text:p text:style-name="P2"><text:span text:style-name="T10"/></text:p>
          </draw:text-box>
        </draw:frame>
        <draw:frame draw:style-name="standard" draw:layer="layout" svg:width="14.098cm" svg:height="6.726cm" svg:x="5.447cm" svg:y="8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Permutation</text:p>
              </table:table-cell>
              <table:table-cell table:style-name="ce2">
                <text:p text:style-name="P6">Sets<text:line-break/>(Combinations)</text:p>
              </table:table-cell>
            </table:table-row>
            <table:table-row table:style-name="ro2">
              <table:table-cell table:style-name="ce3">
                <text:p text:style-name="P6">Ordered List</text:p>
              </table:table-cell>
              <table:table-cell table:style-name="ce4">
                <text:p text:style-name="P6">Unordered List<text:line-break/>(Binary sequence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5" draw:layer="layout" svg:width="13.764cm" svg:height="0.963cm" svg:x="5.741cm" svg:y="5.292cm">
          <draw:text-box>
            <text:p text:style-name="P14"><text:span text:style-name="T11">Does order </text:span><text:span text:style-name="T11">matter?</text:span></text:p>
          </draw:text-box>
        </draw:frame>
        <draw:frame draw:style-name="gr6" draw:text-style-name="P15" draw:layer="layout" svg:width="7.867cm" svg:height="0.963cm" draw:transform="rotate (1.56695660244051) translate (1.618cm 14.736cm)">
          <draw:text-box>
            <text:p text:style-name="P14"><text:span text:style-name="T11">Are </text:span><text:span text:style-name="T11">repetitions </text:span><text:span text:style-name="T11">allowed?</text:span></text:p>
          </draw:text-box>
        </draw:frame>
        <draw:frame draw:style-name="gr7" draw:text-style-name="P17" draw:layer="layout" svg:width="6.699cm" svg:height="1.007cm" svg:x="5.713cm" svg:y="6.987cm">
          <draw:text-box>
            <text:p text:style-name="P16"><text:span text:style-name="T12">Yes</text:span></text:p>
          </draw:text-box>
        </draw:frame>
        <draw:frame draw:style-name="gr8" draw:text-style-name="P17" draw:layer="layout" svg:width="6.699cm" svg:height="1.118cm" svg:x="12.714cm" svg:y="7.044cm">
          <draw:text-box>
            <text:p text:style-name="P16"><text:span text:style-name="T12">No</text:span></text:p>
          </draw:text-box>
        </draw:frame>
        <draw:frame draw:style-name="gr5" draw:text-style-name="P17" draw:layer="layout" svg:width="6.699cm" svg:height="0.963cm" draw:transform="rotate (1.58214096693286) translate (4.476cm 13.084cm)">
          <draw:text-box>
            <text:p text:style-name="P16"><text:span text:style-name="T12">Yes</text:span></text:p>
          </draw:text-box>
        </draw:frame>
        <draw:frame draw:style-name="gr5" draw:text-style-name="P17" draw:layer="layout" svg:width="6.699cm" svg:height="0.963cm" draw:transform="rotate (1.58214096693286) translate (4.509cm 16.413cm)">
          <draw:text-box>
            <text:p text:style-name="P16"><text:span text:style-name="T12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Struc</text:span><text:span text:style-name="T4">tures </text:span><text:span text:style-name="T4">and </text:span><text:span text:style-name="T4">Formu</text:span><text:span text:style-name="T4">las</text:span></text:p>
          </draw:text-box>
        </draw:frame>
        <draw:frame presentation:style-name="pr8" draw:text-style-name="P10" draw:layer="layout" svg:width="19.791cm" svg:height="6.977cm" svg:x="1.264cm" svg:y="3.088cm">
          <draw:text-box>
            <text:p text:style-name="P2"><text:span text:style-name="T7">Each of </text:span><text:span text:style-name="T7">these </text:span><text:span text:style-name="T7">have a </text:span><text:span text:style-name="T7">formula </text:span><text:span text:style-name="T7">associated </text:span><text:span text:style-name="T7">with it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frame draw:style-name="standard" draw:layer="layout" svg:width="14.098cm" svg:height="6.726cm" svg:x="5.447cm" svg:y="8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Permutation</text:p>
                <text:p text:style-name="P6"/>
                <text:p text:style-name="P6"/>
              </table:table-cell>
              <table:table-cell table:style-name="ce2">
                <text:p text:style-name="P6">Sets</text:p>
                <text:p text:style-name="P6"/>
                <text:p text:style-name="P6"/>
              </table:table-cell>
            </table:table-row>
            <table:table-row table:style-name="ro2">
              <table:table-cell table:style-name="ce3">
                <text:p text:style-name="P6">Ordered List</text:p>
                <text:p text:style-name="P6"/>
                <text:p text:style-name="P6"/>
              </table:table-cell>
              <table:table-cell table:style-name="ce4">
                <text:p text:style-name="P6">Unordered List</text:p>
                <text:p text:style-name="P6"/>
                <text:p text:style-name="P6"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5" draw:layer="layout" svg:width="13.764cm" svg:height="0.963cm" svg:x="5.741cm" svg:y="5.292cm">
          <draw:text-box>
            <text:p text:style-name="P14"><text:span text:style-name="T11">Does order </text:span><text:span text:style-name="T11">matter?</text:span></text:p>
          </draw:text-box>
        </draw:frame>
        <draw:frame draw:style-name="gr6" draw:text-style-name="P15" draw:layer="layout" svg:width="7.867cm" svg:height="0.963cm" draw:transform="rotate (1.56695660244051) translate (1.618cm 14.736cm)">
          <draw:text-box>
            <text:p text:style-name="P14"><text:span text:style-name="T11">Are </text:span><text:span text:style-name="T11">repetitions </text:span><text:span text:style-name="T11">allowed?</text:span></text:p>
          </draw:text-box>
        </draw:frame>
        <draw:frame draw:style-name="gr7" draw:text-style-name="P17" draw:layer="layout" svg:width="6.699cm" svg:height="1.007cm" svg:x="5.713cm" svg:y="6.987cm">
          <draw:text-box>
            <text:p text:style-name="P16"><text:span text:style-name="T12">Yes</text:span></text:p>
          </draw:text-box>
        </draw:frame>
        <draw:frame draw:style-name="gr8" draw:text-style-name="P17" draw:layer="layout" svg:width="6.699cm" svg:height="1.118cm" svg:x="12.714cm" svg:y="7.044cm">
          <draw:text-box>
            <text:p text:style-name="P16"><text:span text:style-name="T12">No</text:span></text:p>
          </draw:text-box>
        </draw:frame>
        <draw:frame draw:style-name="gr5" draw:text-style-name="P17" draw:layer="layout" svg:width="6.699cm" svg:height="0.963cm" draw:transform="rotate (1.58214096693286) translate (4.476cm 13.084cm)">
          <draw:text-box>
            <text:p text:style-name="P16"><text:span text:style-name="T12">Yes</text:span></text:p>
          </draw:text-box>
        </draw:frame>
        <draw:frame draw:style-name="gr5" draw:text-style-name="P17" draw:layer="layout" svg:width="6.699cm" svg:height="0.963cm" draw:transform="rotate (1.58214096693286) translate (4.509cm 16.413cm)">
          <draw:text-box>
            <text:p text:style-name="P16"><text:span text:style-name="T12">No</text:span></text:p>
          </draw:text-box>
        </draw:frame>
        <draw:frame draw:style-name="gr9" draw:text-style-name="P6" draw:layer="layout" svg:width="3.161cm" svg:height="1.042cm" svg:x="7.162cm" svg:y="9.7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6" draw:layer="layout" svg:width="3.598cm" svg:height="1.042cm" svg:x="14.282cm" svg:y="9.7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6" draw:layer="layout" svg:width="0.914cm" svg:height="0.889cm" svg:x="8.569cm" svg:y="13.17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6" draw:layer="layout" svg:width="4.187cm" svg:height="0.855cm" svg:x="14.162cm" svg:y="13.29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frame draw:style-name="gr9" draw:text-style-name="P6" draw:layer="layout" svg:width="3.161cm" svg:height="1.042cm" svg:x="24.333cm" svg:y="4.6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9" draw:text-style-name="P6" draw:layer="layout" svg:width="3.598cm" svg:height="1.042cm" svg:x="24.077cm" svg:y="7.577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9" draw:text-style-name="P6" draw:layer="layout" svg:width="0.914cm" svg:height="0.889cm" svg:x="25.852cm" svg:y="10.055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9" draw:text-style-name="P6" draw:layer="layout" svg:width="3.226cm" svg:height="0.66cm" svg:x="24.38cm" svg:y="13.37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0" draw:text-style-name="P18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</text:span><text:span text:style-name="T10">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</text:span><text:span text:style-name="T10">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1" draw:text-style-name="P19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Ide</text:span><text:span text:style-name="T6">nti</text:span><text:span text:style-name="T6">fyi</text:span><text:span text:style-name="T6">ng</text:span><text:span text:style-name="T6"><text:line-break/></text:span><text:span text:style-name="T6">Str</text:span><text:span text:style-name="T6">uct</text:span><text:span text:style-name="T6">ure</text:span><text:span text:style-name="T6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Identi</text:span><text:span text:style-name="T4">fying </text:span><text:span text:style-name="T4">Struc</text:span><text:span text:style-name="T4">tures</text:span></text:p>
          </draw:text-box>
        </draw:frame>
        <draw:frame presentation:style-name="pr9" draw:text-style-name="P10" draw:layer="layout" svg:width="20.295cm" svg:height="9.401cm" svg:x="0.76cm" svg:y="5.095cm">
          <draw:text-box>
            <text:p text:style-name="P2"><text:span text:style-name="T15">Part of </text:span><text:span text:style-name="T15">the </text:span><text:span text:style-name="T15">challe</text:span><text:span text:style-name="T15">nge </text:span><text:span text:style-name="T15">can be </text:span><text:span text:style-name="T15">to read </text:span><text:span text:style-name="T15">a word </text:span><text:span text:style-name="T15">proble</text:span><text:span text:style-name="T15">m and </text:span><text:span text:style-name="T15">identif</text:span><text:span text:style-name="T15">y </text:span><text:span text:style-name="T15">which </text:span><text:span text:style-name="T15">struct</text:span><text:span text:style-name="T15">ure </text:span><text:span text:style-name="T15">should </text:span><text:span text:style-name="T15">be </text:span><text:span text:style-name="T15">used </text:span><text:span text:style-name="T15">for the </text:span><text:span text:style-name="T15">proble</text:span><text:span text:style-name="T15">m, so </text:span><text:span text:style-name="T15">let’s </text:span><text:span text:style-name="T15">go </text:span><text:span text:style-name="T15">over </text:span><text:span text:style-name="T15">examp</text:span><text:span text:style-name="T15">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9" draw:text-style-name="P6" draw:layer="layout" svg:width="3.161cm" svg:height="1.042cm" svg:x="24.333cm" svg:y="4.65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9" draw:text-style-name="P6" draw:layer="layout" svg:width="3.598cm" svg:height="1.042cm" svg:x="24.077cm" svg:y="7.577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9" draw:text-style-name="P6" draw:layer="layout" svg:width="0.914cm" svg:height="0.889cm" svg:x="25.852cm" svg:y="10.055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9" draw:text-style-name="P6" draw:layer="layout" svg:width="3.226cm" svg:height="0.66cm" svg:x="24.38cm" svg:y="13.379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10" draw:text-style-name="P18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</text:span><text:span text:style-name="T10">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</text:span><text:span text:style-name="T10">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1" draw:text-style-name="P19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Identi</text:span><text:span text:style-name="T4">fying </text:span><text:span text:style-name="T4">Struc</text:span><text:span text:style-name="T4">tures</text:span></text:p>
          </draw:text-box>
        </draw:frame>
        <draw:frame presentation:style-name="pr10" draw:text-style-name="P10" draw:layer="layout" svg:width="19.791cm" svg:height="6.977cm" svg:x="1.264cm" svg:y="3.088cm">
          <draw:text-box>
            <text:p text:style-name="P2"><text:span text:style-name="T7">Part of </text:span><text:span text:style-name="T7">the </text:span><text:span text:style-name="T7">challenge </text:span><text:span text:style-name="T7">can be to </text:span><text:span text:style-name="T7">read a </text:span><text:span text:style-name="T7">word </text:span><text:span text:style-name="T7">problem </text:span><text:span text:style-name="T7">and </text:span><text:span text:style-name="T7">identify </text:span><text:span text:style-name="T7">which </text:span><text:span text:style-name="T7">structure </text:span><text:span text:style-name="T7">should be </text:span><text:span text:style-name="T7">used for </text:span><text:span text:style-name="T7">the </text:span><text:span text:style-name="T7">problem, </text:span><text:span text:style-name="T7">so let’s go </text:span><text:span text:style-name="T7">over </text:span><text:span text:style-name="T7">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9" draw:text-style-name="P6" draw:layer="layout" svg:width="3.161cm" svg:height="1.042cm" svg:x="24.333cm" svg:y="4.65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9" draw:text-style-name="P6" draw:layer="layout" svg:width="3.598cm" svg:height="1.042cm" svg:x="24.077cm" svg:y="7.577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9" draw:text-style-name="P6" draw:layer="layout" svg:width="0.914cm" svg:height="0.889cm" svg:x="25.852cm" svg:y="10.055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9" draw:text-style-name="P6" draw:layer="layout" svg:width="3.226cm" svg:height="0.66cm" svg:x="24.38cm" svg:y="13.379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0" draw:text-style-name="P18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</text:span><text:span text:style-name="T10">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</text:span><text:span text:style-name="T10">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1" draw:text-style-name="P19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Ru</text:span><text:span text:style-name="T6">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Rules</text:span></text:p>
          </draw:text-box>
        </draw:frame>
        <draw:frame presentation:style-name="pr11" draw:text-style-name="P10" draw:layer="layout" svg:width="19.791cm" svg:height="6.977cm" svg:x="1.264cm" svg:y="3.088cm">
          <draw:text-box>
            <text:p text:style-name="P2"><text:span text:style-name="T7">Part of </text:span><text:span text:style-name="T7">the </text:span><text:span text:style-name="T7">challenge </text:span><text:span text:style-name="T7">can be to </text:span><text:span text:style-name="T7">read a </text:span><text:span text:style-name="T7">word </text:span><text:span text:style-name="T7">problem </text:span><text:span text:style-name="T7">and </text:span><text:span text:style-name="T7">identify </text:span><text:span text:style-name="T7">which </text:span><text:span text:style-name="T7">structure </text:span><text:span text:style-name="T7">should be </text:span><text:span text:style-name="T7">used for </text:span><text:span text:style-name="T7">the </text:span><text:span text:style-name="T7">problem, </text:span><text:span text:style-name="T7">so let’s go </text:span><text:span text:style-name="T7">over </text:span><text:span text:style-name="T7">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9" draw:text-style-name="P6" draw:layer="layout" svg:width="3.161cm" svg:height="1.042cm" svg:x="24.333cm" svg:y="4.65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9" draw:text-style-name="P6" draw:layer="layout" svg:width="3.598cm" svg:height="1.042cm" svg:x="24.077cm" svg:y="7.577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9" draw:text-style-name="P6" draw:layer="layout" svg:width="0.914cm" svg:height="0.889cm" svg:x="25.852cm" svg:y="10.055c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9" draw:text-style-name="P6" draw:layer="layout" svg:width="3.226cm" svg:height="0.66cm" svg:x="24.38cm" svg:y="13.379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10" draw:text-style-name="P18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</text:span><text:span text:style-name="T10">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</text:span><text:span text:style-name="T10">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1" draw:text-style-name="P19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Wo</text:span><text:span text:style-name="T6">rki</text:span><text:span text:style-name="T6">ng </text:span><text:span text:style-name="T6">Th</text:span><text:span text:style-name="T6">rou</text:span><text:span text:style-name="T6">gh</text:span><text:span text:style-name="T6"><text:line-break/></text:span><text:span text:style-name="T6">Pr</text:span><text:span text:style-name="T6">obl</text:span><text:span text:style-name="T6">em</text:span><text:span text:style-name="T6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Working </text:span><text:span text:style-name="T4">Through </text:span><text:span text:style-name="T4">Problem</text:span><text:span text:style-name="T4">s</text:span></text:p>
          </draw:text-box>
        </draw:frame>
        <draw:frame presentation:style-name="pr12" draw:text-style-name="P10" draw:layer="layout" svg:width="19.791cm" svg:height="6.977cm" svg:x="1.264cm" svg:y="3.088cm">
          <draw:text-box>
            <text:p text:style-name="P2"><text:span text:style-name="T7">Part of </text:span><text:span text:style-name="T7">the </text:span><text:span text:style-name="T7">challen</text:span><text:span text:style-name="T7">ge can </text:span><text:span text:style-name="T7">be to </text:span><text:span text:style-name="T7">read a </text:span><text:span text:style-name="T7">word </text:span><text:span text:style-name="T7">proble</text:span><text:span text:style-name="T7">m and </text:span><text:span text:style-name="T7">identify </text:span><text:span text:style-name="T7">which </text:span><text:span text:style-name="T7">structu</text:span><text:span text:style-name="T7">re </text:span><text:span text:style-name="T7">should </text:span><text:span text:style-name="T7">be used </text:span><text:span text:style-name="T7">for the </text:span><text:span text:style-name="T7">proble</text:span><text:span text:style-name="T7">m, so </text:span><text:span text:style-name="T7">let’s go </text:span><text:span text:style-name="T7">over </text:span><text:span text:style-name="T7">exampl</text:span><text:span text:style-name="T7">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9" draw:text-style-name="P6" draw:layer="layout" svg:width="3.161cm" svg:height="1.042cm" svg:x="24.333cm" svg:y="4.65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9" draw:text-style-name="P6" draw:layer="layout" svg:width="3.598cm" svg:height="1.042cm" svg:x="24.077cm" svg:y="7.577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9" draw:text-style-name="P6" draw:layer="layout" svg:width="0.914cm" svg:height="0.889cm" svg:x="25.852cm" svg:y="10.055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9" draw:text-style-name="P6" draw:layer="layout" svg:width="3.226cm" svg:height="0.66cm" svg:x="24.38cm" svg:y="13.379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10" draw:text-style-name="P18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1" draw:text-style-name="P19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</text:span><text:span text:style-name="T4">usion</text:span></text:p>
          </draw:text-box>
        </draw:frame>
        <draw:frame presentation:style-name="pr13" draw:text-style-name="P5" draw:layer="layout" svg:width="25.599cm" svg:height="11.793cm" svg:x="1.263cm" svg:y="3.087cm">
          <draw:text-box>
            <text:p text:style-name="P2"><text:span text:style-name="T16">Binary </text:span><text:span text:style-name="T16">Seque</text:span><text:span text:style-name="T16">nces </text:span><text:span text:style-name="T16">are </text:span><text:span text:style-name="T16">one of </text:span><text:span text:style-name="T16">the </text:span><text:span text:style-name="T16">more </text:span><text:span text:style-name="T16">difficul</text:span><text:span text:style-name="T16">t </text:span><text:span text:style-name="T16">struct</text:span><text:span text:style-name="T16">ures in </text:span><text:span text:style-name="T16">this </text:span><text:span text:style-name="T16">chapte</text:span><text:span text:style-name="T16">r to </text:span><text:span text:style-name="T16">“decip</text:span><text:span text:style-name="T16">her” </text:span><text:span text:style-name="T16">from </text:span><text:span text:style-name="T16">the </text:span><text:span text:style-name="T16">word </text:span><text:span text:style-name="T16">proble</text:span><text:span text:style-name="T16">m to </text:span><text:span text:style-name="T16">an </text:span><text:span text:style-name="T16">actual </text:span><text:span text:style-name="T16">formul</text:span><text:span text:style-name="T16">a. It </text:span><text:span text:style-name="T16">just </text:span><text:span text:style-name="T16">takes </text:span><text:span text:style-name="T16">some </text:span><text:span text:style-name="T16">practic</text:span><text:span text:style-name="T16">e. </text:span><text:span text:style-name="T16">Once </text:span><text:span text:style-name="T16">you’re </text:span><text:span text:style-name="T16">able to </text:span><text:span text:style-name="T16">recogn</text:span><text:span text:style-name="T16">ize </text:span><text:span text:style-name="T16">that a </text:span><text:span text:style-name="T16">proble</text:span><text:span text:style-name="T16">m is an </text:span><text:span text:style-name="T16">unord</text:span><text:span text:style-name="T16">ered </text:span><text:span text:style-name="T16">list, </text:span><text:span text:style-name="T16">you </text:span><text:span text:style-name="T16">will </text:span><text:span text:style-name="T16">have </text:span><text:span text:style-name="T16">the </text:span><text:span text:style-name="T16">formul</text:span><text:span text:style-name="T16">a to </text:span><text:span text:style-name="T16">solve </text:span><text:span text:style-name="T16">the </text:span><text:span text:style-name="T16">proble</text:span><text:span text:style-name="T16">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5T13:46:04.802241625</dc:date>
    <meta:editing-duration>P1DT10H21M43S</meta:editing-duration>
    <meta:editing-cycles>1470</meta:editing-cycles>
    <meta:generator>LibreOffice/5.1.6.2$Linux_X86_64 LibreOffice_project/10m0$Build-2</meta:generator>
    <meta:document-statistic meta:object-count="13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0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1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12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5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16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8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9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20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2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23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24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3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4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6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7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8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